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41A00000A2B00000272891AD958947B9B2F.svg" manifest:media-type="image/svg+xml"/>
  <manifest:file-entry manifest:full-path="Pictures/100002010000020000000200B142146619AC29A0.png" manifest:media-type="image/png"/>
  <manifest:file-entry manifest:full-path="Pictures/10000201000004C90000030099E3A2117CE857B1.png" manifest:media-type="image/png"/>
  <manifest:file-entry manifest:full-path="Pictures/100000000000027200000272D394D92081D7727D.jpg" manifest:media-type="image/jpeg"/>
  <manifest:file-entry manifest:full-path="Pictures/1000020100000062000000189CA6EA7EF2C9393D.png" manifest:media-type="image/png"/>
  <manifest:file-entry manifest:full-path="Pictures/100003C100000A2B0000027205EF9E2DDE1693A3.svg" manifest:media-type="image/svg+xml"/>
  <manifest:file-entry manifest:full-path="Pictures/10000488000017BD000009C0C062D7AC3ED05C03.svg" manifest:media-type="image/svg+xml"/>
  <manifest:file-entry manifest:full-path="Pictures/10000201000000620000001887FB26DF64A627AC.png" manifest:media-type="image/png"/>
  <manifest:file-entry manifest:full-path="Pictures/100002010000031B0000023F4AE8AE350E79C191.png" manifest:media-type="image/png"/>
  <manifest:file-entry manifest:full-path="Pictures/10000201000000E60000005E8B8C030A4D22D8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P1" style:family="paragraph">
      <style:paragraph-properties fo:text-align="center"/>
      <style:text-properties style:font-name="Arial Narrow" fo:font-style="normal" fo:font-weight="bold"/>
    </style:style>
    <style:style style:name="P2" style:family="paragraph">
      <style:text-properties style:font-name="Arial Narrow" fo:font-weight="bold"/>
    </style:style>
    <style:style style:name="P3" style:family="paragraph">
      <loext:graphic-properties draw:fill="none" draw:fill-color="#ffffff"/>
      <style:text-properties style:font-name="Arial Narrow" fo:font-weight="bold"/>
    </style:style>
    <style:style style:name="P4" style:family="paragraph">
      <style:text-properties style:font-name="Arial Narrow" fo:font-style="normal" fo:font-weight="bold"/>
    </style:style>
    <style:style style:name="P5" style:family="paragraph">
      <loext:graphic-properties draw:fill="none" draw:fill-color="#ffffff"/>
      <style:text-properties style:font-name="Arial Narrow" fo:font-style="normal" fo:font-weight="bold"/>
    </style:style>
    <style:style style:name="P6" style:family="paragraph">
      <style:text-properties style:font-name="Arial Narrow" fo:font-size="18pt" fo:font-style="normal" fo:font-weight="bold" style:font-size-asian="18pt" style:font-size-complex="18pt"/>
    </style:style>
    <style:style style:name="P7" style:family="paragraph">
      <loext:graphic-properties draw:fill="none" draw:fill-color="#ffffff"/>
      <style:text-properties style:font-name="Arial Narrow" fo:font-size="18pt" fo:font-style="normal" fo:font-weight="bold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423cm" svg:height="3.4cm" svg:x="22.82cm" svg:y="16cm">
          <draw:image xlink:href="Pictures/10000201000004C90000030099E3A2117CE857B1.png" xlink:type="simple" xlink:show="embed" xlink:actuate="onLoad">
            <text:p/>
          </draw:image>
        </draw:frame>
        <draw:frame draw:style-name="gr1" draw:text-style-name="P1" draw:layer="layout" svg:width="4.062cm" svg:height="4.062cm" svg:x="12.1cm" svg:y="7.138cm">
          <draw:image xlink:href="Pictures/100000000000027200000272D394D92081D7727D.jpg" xlink:type="simple" xlink:show="embed" xlink:actuate="onLoad">
            <text:p/>
          </draw:image>
        </draw:frame>
        <draw:frame draw:style-name="gr1" draw:text-style-name="P1" draw:layer="layout" svg:width="4.616cm" svg:height="4.616cm" svg:x="1.7cm" svg:y="15.084cm">
          <draw:image xlink:href="Pictures/100002010000020000000200B142146619AC29A0.png" xlink:type="simple" xlink:show="embed" xlink:actuate="onLoad">
            <text:p/>
          </draw:image>
        </draw:frame>
        <draw:frame draw:style-name="gr1" draw:text-style-name="P1" draw:layer="layout" svg:width="6.337cm" svg:height="0.651cm" draw:transform="rotate (-0.0129154364647584) translate (16.553cm 11.193cm)">
          <draw:image xlink:href="Pictures/1000041A00000A2B00000272891AD958947B9B2F.svg" xlink:type="simple" xlink:show="embed" xlink:actuate="onLoad">
            <text:p/>
          </draw:image>
          <draw:image xlink:href="Pictures/1000020100000062000000189CA6EA7EF2C9393D.png" xlink:type="simple" xlink:show="embed" xlink:actuate="onLoad"/>
        </draw:frame>
        <draw:frame draw:style-name="gr1" draw:text-style-name="P1" draw:layer="layout" svg:width="6.591cm" svg:height="0.625cm" draw:transform="rotate (0.495149908790791) translate (4.747cm 13.725cm)">
          <draw:image xlink:href="Pictures/100003C100000A2B0000027205EF9E2DDE1693A3.svg" xlink:type="simple" xlink:show="embed" xlink:actuate="onLoad">
            <text:p/>
          </draw:image>
          <draw:image xlink:href="Pictures/10000201000000620000001887FB26DF64A627AC.png" xlink:type="simple" xlink:show="embed" xlink:actuate="onLoad"/>
        </draw:frame>
        <draw:frame draw:style-name="gr1" draw:text-style-name="P1" draw:layer="layout" svg:width="3.595cm" svg:height="2.6cm" svg:x="23.4cm" svg:y="10.4cm">
          <draw:image xlink:href="Pictures/100002010000031B0000023F4AE8AE350E79C191.png" xlink:type="simple" xlink:show="embed" xlink:actuate="onLoad">
            <text:p/>
          </draw:image>
        </draw:frame>
        <draw:frame draw:style-name="gr1" draw:text-style-name="P1" draw:layer="layout" svg:width="6.337cm" svg:height="0.651cm" draw:transform="rotate (3.12728095372344) translate (22.891cm 10.803cm)">
          <draw:image xlink:href="Pictures/1000041A00000A2B00000272891AD958947B9B2F.svg" xlink:type="simple" xlink:show="embed" xlink:actuate="onLoad">
            <text:p/>
          </draw:image>
          <draw:image xlink:href="Pictures/1000020100000062000000189CA6EA7EF2C9393D.png" xlink:type="simple" xlink:show="embed" xlink:actuate="onLoad"/>
        </draw:frame>
        <draw:frame draw:style-name="gr1" draw:text-style-name="P1" draw:layer="layout" svg:width="6.591cm" svg:height="0.625cm" draw:transform="rotate (-2.65220233133058) translate (11.703cm 11.786cm)">
          <draw:image xlink:href="Pictures/100003C100000A2B0000027205EF9E2DDE1693A3.svg" xlink:type="simple" xlink:show="embed" xlink:actuate="onLoad">
            <text:p/>
          </draw:image>
          <draw:image xlink:href="Pictures/10000201000000620000001887FB26DF64A627AC.png" xlink:type="simple" xlink:show="embed" xlink:actuate="onLoad"/>
        </draw:frame>
        <draw:frame draw:style-name="gr1" draw:text-style-name="P1" draw:layer="layout" svg:width="3.272cm" svg:height="1.343cm" draw:transform="rotate (-1.69646003293849) translate (25.3cm 13.568cm)">
          <draw:image xlink:href="Pictures/10000488000017BD000009C0C062D7AC3ED05C03.svg" xlink:type="simple" xlink:show="embed" xlink:actuate="onLoad">
            <text:p/>
          </draw:image>
          <draw:image xlink:href="Pictures/10000201000000E60000005E8B8C030A4D22D8CB.png" xlink:type="simple" xlink:show="embed" xlink:actuate="onLoad"/>
        </draw:frame>
        <draw:frame draw:style-name="gr2" draw:text-style-name="P3" draw:layer="layout" svg:width="6.272cm" svg:height="0.979cm" svg:x="22.1cm" svg:y="9.038cm">
          <draw:text-box>
            <text:p text:style-name="P2">Dispositivo Embarcado</text:p>
          </draw:text-box>
        </draw:frame>
        <draw:frame draw:style-name="gr3" draw:text-style-name="P5" draw:layer="layout" svg:width="3.88cm" svg:height="0.979cm" svg:x="19.62cm" svg:y="18.638cm">
          <draw:text-box>
            <text:p text:style-name="P4">Veiculo alvo</text:p>
          </draw:text-box>
        </draw:frame>
        <draw:frame draw:style-name="gr2" draw:text-style-name="P5" draw:layer="layout" svg:width="4.604cm" svg:height="0.979cm" svg:x="11.6cm" svg:y="6.138cm">
          <draw:text-box>
            <text:p text:style-name="P4">Torre Operadora</text:p>
          </draw:text-box>
        </draw:frame>
        <draw:frame draw:style-name="gr2" draw:text-style-name="P7" draw:layer="layout" svg:width="4.913cm" svg:height="0.979cm" svg:x="6.6cm" svg:y="17.1cm">
          <draw:text-box>
            <text:p text:style-name="P6"><text:span text:style-name="T1">Dispositivo Móv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6:48:34.331000000</meta:creation-date>
    <dc:date>2018-04-17T17:21:27.832000000</dc:date>
    <meta:editing-duration>PT2M</meta:editing-duration>
    <meta:editing-cycles>1</meta:editing-cycles>
    <meta:document-statistic meta:object-count="13"/>
    <meta:generator>LibreOffice/5.4.5.1$Windows_x86 LibreOffice_project/79c9829dd5d8054ec39a82dc51cd9eff340dbee8</meta:generator>
  </office:meta>
</office:document-meta>
</file>